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5pt" style:text-underline-style="none" fo:font-weight="normal" officeooo:rsid="0033e63f" officeooo:paragraph-rsid="00086701" style:font-size-asian="15pt" style:font-weight-asian="normal" style:font-size-complex="15pt" style:font-weight-complex="normal"/>
    </style:style>
    <style:style style:name="P2" style:family="paragraph" style:parent-style-name="Standard">
      <style:text-properties style:font-name="Century Gothic" fo:font-size="15pt" fo:font-weight="bold" officeooo:rsid="002f5912" officeooo:paragraph-rsid="00086701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Century Gothic" fo:font-size="15pt" style:text-underline-style="solid" style:text-underline-width="auto" style:text-underline-color="font-color" fo:font-weight="bold" officeooo:rsid="0033e63f" officeooo:paragraph-rsid="00086701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Century Gothic" fo:font-size="13pt" fo:font-weight="normal" officeooo:rsid="002f5912" officeooo:paragraph-rsid="00086701" style:font-size-asian="13pt" style:font-weight-asian="normal" style:font-size-complex="13pt" style:font-weight-complex="normal"/>
    </style:style>
    <style:style style:name="P5" style:family="paragraph" style:parent-style-name="Standard">
      <style:text-properties officeooo:paragraph-rsid="00086701"/>
    </style:style>
    <style:style style:name="P6" style:family="paragraph" style:parent-style-name="Frame_20_contents">
      <style:text-properties officeooo:rsid="00354c60" officeooo:paragraph-rsid="00354c60"/>
    </style:style>
    <style:style style:name="P7" style:family="paragraph" style:parent-style-name="Frame_20_contents">
      <style:text-properties officeooo:rsid="00352abd" officeooo:paragraph-rsid="00352abd"/>
    </style:style>
    <style:style style:name="P8" style:family="paragraph" style:parent-style-name="Frame_20_contents">
      <style:text-properties officeooo:rsid="0036be59" officeooo:paragraph-rsid="0036be59"/>
    </style:style>
    <style:style style:name="T1" style:family="text">
      <style:text-properties style:font-name="Century Gothic" fo:font-size="15pt" style:text-underline-style="solid" style:text-underline-width="auto" style:text-underline-color="font-color" fo:font-weight="bold" officeooo:rsid="002f5912" style:font-size-asian="15pt" style:font-weight-asian="bold" style:font-size-complex="15pt" style:font-weight-complex="bold"/>
    </style:style>
    <style:style style:name="T2" style:family="text">
      <style:text-properties officeooo:rsid="0036be59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/text:p>
      <text:p text:style-name="P5"><text:span text:style-name="T1"/></text:p>
      <text:p text:style-name="P5"><text:span text:style-name="T1"/></text:p>
      <text:p text:style-name="P5"><text:span text:style-name="T1">Script création des indexes</text:span></text:p>
      <text:p text:style-name="P2"/>
      <text:p text:style-name="P4">CREATE UNIQUE INDEX idx_rendezvous</text:p>
      <text:p text:style-name="P4">ON "RendezVous"("idRendezVous", "idMedecin", "idPatient", "idVisite");</text:p>
      <text:p text:style-name="P4"/>
      <text:p text:style-name="P4">CREATE UNIQUE INDEX idx_visite</text:p>
      <text:p text:style-name="P4">ON "Visite"("idVisite", "idRendezVous", "idFacture","idOrdonnance");</text:p>
      <text:p text:style-name="P4"/>
      <text:p text:style-name="P4">CREATE UNIQUE INDEX idx_patient</text:p>
      <text:p text:style-name="P4">ON "Patient"("nomPatient", "prenomPatient");</text:p>
      <text:p text:style-name="P4"/>
      <text:p text:style-name="P4">CREATE UNIQUE INDEX idx_examenclinique</text:p>
      <text:p text:style-name="P4">ON "ExamenClinique"("idExamenClinique", "idVisite");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Script pour le calcul du volume des indexes</text:p>
      <text:p text:style-name="P3"/>
      <text:p text:style-name="P1">⇒ Index sur la table RendezVous</text:p>
      <text:p text:style-name="P1"><draw:frame draw:style-name="fr1" draw:name="Cadre12" text:anchor-type="paragraph" svg:x="0.139cm" svg:y="0.254cm" svg:width="18.389cm" draw:z-index="0"><draw:text-box fo:min-height="3.201cm"><text:p text:style-name="P6">set serveroutput on</text:p><text:p text:style-name="P6"/><text:p text:style-name="P6">DECLARE</text:p><text:p text:style-name="P6"><text:s/>ub <text:s/>NUMBER;</text:p><text:p text:style-name="P6"><text:s/>ab <text:s/>NUMBER;</text:p><text:p text:style-name="P6">BEGIN</text:p><text:p text:style-name="P6"><text:s text:c="2"/>dbms_space.create_index_cost('CREATE INDEX idx_rendezvous ON "RendezVous"("idRendezVous","idMedecin","idPatient", "idVisite")', ub, ab);</text:p><text:p text:style-name="P6"/><text:p text:style-name="P6"><text:s text:c="2"/>dbms_output.put_line('Used Bytes: ' || TO_CHAR(ub));</text:p><text:p text:style-name="P6"><text:s text:c="2"/>dbms_output.put_line('Alloc Bytes: ' || TO_CHAR(ab));</text:p><text:p text:style-name="P6">END;</text:p><text:p text:style-name="P6">/</text:p></draw:text-box></draw:frame></text:p>
      <text:p text:style-name="P1"/>
      <text:p text:style-name="P1"/>
      <text:p text:style-name="P1"/>
      <text:p text:style-name="P1">⇒ Indexe sur la table Visite</text:p>
      <text:p text:style-name="P1"><draw:frame draw:style-name="fr1" draw:name="Cadre13" text:anchor-type="paragraph" svg:x="0.113cm" svg:y="0.242cm" svg:width="18.389cm" draw:z-index="1"><draw:text-box fo:min-height="3.307cm"><text:p text:style-name="P6">set serveroutput on</text:p><text:p text:style-name="P6"/><text:p text:style-name="P6">DECLARE</text:p><text:p text:style-name="P6"><text:s/>ub <text:s/>NUMBER;</text:p><text:p text:style-name="P6"><text:s/>ab <text:s/>NUMBER;</text:p><text:p text:style-name="P6">BEGIN</text:p><text:p text:style-name="P6"><text:s text:c="2"/>dbms_space.create_index_cost('CREATE INDEX idx_visite ON "Visite"("idVisite","idRendezVous","idFacture", "idOrdonnance")', ub, ab);</text:p><text:p text:style-name="P6"/><text:p text:style-name="P6"><text:s text:c="2"/>dbms_output.put_line('Used Bytes: ' || TO_CHAR(ub));</text:p><text:p text:style-name="P6"><text:s text:c="2"/>dbms_output.put_line('Alloc Bytes: ' || TO_CHAR(ab));</text:p><text:p text:style-name="P6">END;</text:p><text:p text:style-name="P6">/</text:p></draw:text-box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⇒ Indexe sur la table Patient</text:p>
      <text:p text:style-name="P1"><draw:frame draw:style-name="fr1" draw:name="Cadre14" text:anchor-type="paragraph" svg:x="-0.019cm" svg:y="0.34cm" svg:width="18.627cm" draw:z-index="2"><draw:text-box fo:min-height="3.413cm"><text:p text:style-name="P7">set serveroutput on</text:p><text:p text:style-name="P7"/><text:p text:style-name="P7">DECLARE</text:p><text:p text:style-name="P7"><text:s/>ub <text:s/>NUMBER;</text:p><text:p text:style-name="P7"><text:s/>ab <text:s/>NUMBER;</text:p><text:p text:style-name="P7">BEGIN</text:p><text:p text:style-name="P7"><text:s text:c="2"/>dbms_space.create_index_cost('CREATE INDEX idx_patient ON "Patient"("nomPatient","prenomPatient")', ub, ab);</text:p><text:p text:style-name="P7"/><text:p text:style-name="P7"><text:s text:c="2"/>dbms_output.put_line('Used Bytes: ' || TO_CHAR(ub));</text:p><text:p text:style-name="P7"><text:s text:c="2"/>dbms_output.put_line('Alloc Bytes: ' || TO_CHAR(ab));</text:p><text:p text:style-name="P7">END;</text:p><text:p text:style-name="P7">/</text:p></draw:text-box></draw:frame></text:p>
      <text:p text:style-name="P1">⇒ Indexe sur la table <text:span text:style-name="T2">Examen</text:span>Clinique</text:p>
      <text:p text:style-name="P1"><draw:frame draw:style-name="fr1" draw:name="Cadre15" text:anchor-type="paragraph" svg:x="0.113cm" svg:y="0.288cm" svg:width="18.336cm" draw:z-index="3"><draw:text-box fo:min-height="3.731cm"><text:p text:style-name="P8">set serveroutput on</text:p><text:p text:style-name="P8"/><text:p text:style-name="P8">DECLARE</text:p><text:p text:style-name="P8"><text:s/>ub <text:s/>NUMBER;</text:p><text:p text:style-name="P8"><text:s/>ab <text:s/>NUMBER;</text:p><text:p text:style-name="P8">BEGIN</text:p><text:p text:style-name="P8"><text:s text:c="2"/>dbms_space.create_index_cost('CREATE INDEX idx_examenclinique ON "ExamenClinique"("idExamenClinique","idVisite")', ub, ab);</text:p><text:p text:style-name="P8"/><text:p text:style-name="P8"><text:s text:c="2"/>dbms_output.put_line('Used Bytes: ' || TO_CHAR(ub));</text:p><text:p text:style-name="P8"><text:s text:c="2"/>dbms_output.put_line('Alloc Bytes: ' || TO_CHAR(ab));</text:p><text:p text:style-name="P8">END;</text:p><text:p text:style-name="P8">/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23:11:59.132965617</meta:creation-date>
    <dc:date>2017-04-30T23:14:13.099955908</dc:date>
    <meta:editing-duration>PT2M14S</meta:editing-duration>
    <meta:editing-cycles>1</meta:editing-cycles>
    <meta:document-statistic meta:table-count="0" meta:image-count="0" meta:object-count="0" meta:page-count="3" meta:paragraph-count="55" meta:word-count="181" meta:character-count="1744" meta:non-whitespace-character-count="1576"/>
    <meta:generator>LibreOffice/5.2.6.2$Linux_X86_64 LibreOffice_project/20m0$Build-2</meta:generator>
  </office:meta>
</office:document-meta>
</file>